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reate database BooksDB;</text:span></text:p>
      <text:p text:style-name="P1"><text:span text:style-name="T1">use BooksDB;</text:span></text:p>
      <text:p text:style-name="P1"><text:span text:style-name="T1"/></text:p>
      <text:p text:style-name="P1"><text:span text:style-name="T1">create table Books</text:span></text:p>
      <text:p text:style-name="P1"><text:span text:style-name="T1">(book_id int, book_title varchar(20), author_id int,author_name varchar(20), genre varchar(20), publication_year int, price int, primary key(book_id));</text:span></text:p>
      <text:p text:style-name="P1"><text:span text:style-name="T1">desc Books;</text:span></text:p>
      <text:p text:style-name="P1"><text:span text:style-name="T1">insert into Books values('001','Poor daddy bad daddy','101','Robert C.Martin','classic coding',2000,200);</text:span></text:p>
      <text:p text:style-name="P1"><text:span text:style-name="T1">insert into Books values('002','third eye','102','frederick','software',2003,300);</text:span></text:p>
      <text:p text:style-name="P1"><text:span text:style-name="T1">insert into Books values('003','coastaway','103','Hector Garcia','development',2022,150);</text:span></text:p>
      <text:p text:style-name="P1"><text:span text:style-name="T1">insert into Books values('004','little caption','104','Collen Hoover','Programming',2020,400);</text:span></text:p>
      <text:p text:style-name="P1"><text:span text:style-name="T1">insert into Books values('005','swasti of hitler','105','Adolf hitler','Hardware',2010,250);</text:span></text:p>
      <text:p text:style-name="P1"><text:span text:style-name="T1">select book_id, book_title from Books ;</text:span></text:p>
      <text:p text:style-name="P1"><text:span text:style-name="T1">select*from Books where book_title='coastaway';</text:span></text:p>
      <text:p text:style-name="P1"><text:span text:style-name="T1">update Books set price=350 where book_title='little caption';<text:tab/></text:span></text:p>
      <text:p text:style-name="P1"><text:span text:style-name="T1">delete from Books where book_title='swasti of hitler';</text:span></text:p>
      <text:p text:style-name="P1"><text:span text:style-name="T1">select AVG(price)from Books;</text:span></text:p>
      <text:p text:style-name="P1"><text:span text:style-name="T1"/></text:p>
      <text:p text:style-name="P1"><text:span text:style-name="T1"/></text:p>
      <text:p text:style-name="P1"><text:span text:style-name="T1">select * from Books;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>create table Author</text:span></text:p>
      <text:p text:style-name="P3"><text:span text:style-name="T1">(author_id int,author_name varchar(20),author_age int,foreign key(author_id) references Books(author_id);</text:span></text:p>
      <text:p text:style-name="P3"><text:span text:style-name="T1">insert into Author values(101,'Robert C.Martin',45);</text:span></text:p>
      <text:p text:style-name="P3"><text:span text:style-name="T1">insert into Author values(102,'frederick',35);</text:span></text:p>
      <text:p text:style-name="P3"><text:span text:style-name="T1">insert into Author values(103,'Hector Garcia',40);</text:span></text:p>
      <text:p text:style-name="P3"><text:span text:style-name="T1">insert into Author values(104,'Collen Hoover',50);</text:span></text:p>
      <text:p text:style-name="P3"><text:span text:style-name="T1"/></text:p>
      <text:p text:style-name="P3"><text:span text:style-name="T1"/></text:p>
      <text:p text:style-name="P3"><text:span text:style-name="T1">select * from Author;</text:span></text:p>
      <text:p text:style-name="P4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>select Books.book_title,Author.author_name from Books,Author where Books.author_id=Author.author_id;</text:span></text:p>
      <text:p text:style-name="P6"><draw:frame text:anchor-type="as-char" svg:width="152.40mm" svg:height="85.73mm" style:rel-width="scale" style:rel-height="scale"><draw:object-ole xlink:href="OleObj3"/><draw:image xlink:href="ObjectReplacements/OleObj3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><text:s/>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